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vaden" style:master-page-name="MP0" style:family="paragraph">
      <style:paragraph-properties fo:break-before="page"/>
    </style:style>
    <style:style style:name="T2" style:parent-style-name="Privzetapisavaodstavka" style:family="text">
      <style:text-properties fo:font-weight="bold" style:font-weight-asian="bold" style:font-weight-complex="bold"/>
    </style:style>
    <style:style style:name="P3" style:parent-style-name="Odstavekseznama" style:family="paragraph">
      <style:paragraph-properties fo:margin-left="0in">
        <style:tab-stops/>
      </style:paragraph-properties>
    </style:style>
    <style:style style:name="P4" style:parent-style-name="Odstavekseznama" style:list-style-name="LFO4" style:family="paragraph"/>
    <style:style style:name="P5" style:parent-style-name="Odstavekseznama" style:list-style-name="LFO4" style:family="paragraph"/>
    <style:style style:name="P6" style:parent-style-name="Odstavekseznama" style:list-style-name="LFO4" style:family="paragraph"/>
    <style:style style:name="P7" style:parent-style-name="Odstavekseznama" style:list-style-name="LFO4" style:family="paragraph"/>
    <style:style style:name="P8" style:parent-style-name="Odstavekseznama" style:list-style-name="LFO4" style:family="paragraph"/>
    <style:style style:name="P9" style:parent-style-name="Odstavekseznama" style:list-style-name="LFO4" style:family="paragraph"/>
    <style:style style:name="P10" style:parent-style-name="Odstavekseznama" style:list-style-name="LFO4" style:family="paragraph"/>
    <style:style style:name="P11" style:parent-style-name="Odstavekseznama" style:list-style-name="LFO4" style:family="paragraph"/>
  </office:automatic-styles>
  <office:body>
    <office:text text:use-soft-page-breaks="true">
      <text:p text:style-name="P1"><text:span text:style-name="T2">Domača naloga</text:span><text:s/>- 16.<text:s/>4.<text:s/>2026</text:p>
      <text:p text:style-name="P3"/>
      <text:list text:style-name="LFO4" text:continue-numbering="true">
        <text:list-item>
          <text:p text:style-name="P4"><text:span text:style-name="Privzetapisavaodstavka">Dokončajte nalogo začeto pri predavanjih</text:span></text:p>
          <text:list text:continue-numbering="true">
            <text:list-item>
              <text:p text:style-name="P5"><text:span text:style-name="Privzetapisavaodstavka">Obstoječo PB<text:s/></text:span><text:span text:style-name="Privzetapisavaodstavka">nadomestite z RDS</text:span><text:span text:style-name="Privzetapisavaodstavka"><text:s/>podatkovno bazo</text:span></text:p>
              <text:list text:continue-numbering="true">
                <text:list-item>
                  <text:p text:style-name="P6"><text:span text:style-name="Privzetapisavaodstavka">navodila za ustvarjanje PB so v popravljanih zapiskih predavanj</text:span></text:p>
                </text:list-item>
              </text:list>
            </text:list-item>
            <text:list-item>
              <text:p text:style-name="P7"><text:span text:style-name="Privzetapisavaodstavka">Aplikacijo priključite na novo ustvarjeno podatkovno bazo RDS</text:span></text:p>
            </text:list-item>
          </text:list>
        </text:list-item>
        <text:list-item>
          <text:p text:style-name="P8"><text:span text:style-name="Privzetapisavaodstavka">Dokaze o delu in odgovore na vprašanja oddajte na GitHub (PullRequest).</text:span></text:p>
        </text:list-item>
        <text:list-item>
          <text:p text:style-name="P9"><text:span text:style-name="Privzetapisavaodstavka">Popravite svoj GitHub repozitorij</text:span></text:p>
          <text:list text:continue-numbering="true">
            <text:list-item>
              <text:p text:style-name="P10"><text:span text:style-name="Privzetapisavaodstavka">spreminjate lahko samo svojo mapo</text:span></text:p>
            </text:list-item>
            <text:list-item>
              <text:p text:style-name="P11"><text:span text:style-name="Privzetapisavaodstavka">če ste ustvarili datoteke ali mape kje drugje, jih pobrišit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l" fo:country="S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aslov1" style:display-name="Naslov 1" style:family="paragraph" style:parent-style-name="Navaden" style:next-style-name="Navaden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slov2" style:display-name="Naslov 2" style:family="paragraph" style:parent-style-name="Navaden" style:next-style-name="Navaden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slov3" style:display-name="Naslov 3" style:family="paragraph" style:parent-style-name="Navaden" style:next-style-name="Navaden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slov4" style:display-name="Naslov 4" style:family="paragraph" style:parent-style-name="Navaden" style:next-style-name="Navaden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slov5" style:display-name="Naslov 5" style:family="paragraph" style:parent-style-name="Navaden" style:next-style-name="Navaden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slov6" style:display-name="Naslov 6" style:family="paragraph" style:parent-style-name="Navaden" style:next-style-name="Navaden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slov7" style:display-name="Naslov 7" style:family="paragraph" style:parent-style-name="Navaden" style:next-style-name="Navaden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slov8" style:display-name="Naslov 8" style:family="paragraph" style:parent-style-name="Navaden" style:next-style-name="Navaden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slov9" style:display-name="Naslov 9" style:family="paragraph" style:parent-style-name="Navaden" style:next-style-name="Navaden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avaden" style:display-name="Navaden" style:family="paragraph">
      <style:text-properties fo:hyphenate="false"/>
    </style:style>
    <style:style style:name="Privzetapisavaodstavka" style:display-name="Privzeta pisava odstavka" style:family="text"/>
    <style:style style:name="ProgramskaKoda" style:display-name="ProgramskaKoda" style:family="paragraph" style:parent-style-name="Navaden">
      <style:paragraph-properties fo:border="0.0069in solid #000000" fo:padding-top="0.0138in" fo:padding-left="0.0555in" fo:padding-bottom="0.0138in" fo:padding-right="0.0555in" style:shadow="none" fo:margin-bottom="0in" fo:line-height="115%"/>
      <style:text-properties style:font-name="Courier New" style:font-name-complex="Courier New" fo:font-size="10pt" style:font-size-asian="10pt" style:font-size-complex="10pt" fo:hyphenate="false"/>
    </style:style>
    <style:style style:name="ProgramskaKodaZnak" style:display-name="ProgramskaKoda Znak" style:family="text" style:parent-style-name="Privzetapisavaodstavka">
      <style:text-properties style:font-name="Courier New" style:font-name-complex="Courier New" fo:font-size="10pt" style:font-size-asian="10pt" style:font-size-complex="10pt"/>
    </style:style>
    <style:style style:name="Naslov1Znak" style:display-name="Naslov 1 Znak" style:family="text" style:parent-style-name="Privzetapisavaodstavka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slov2Znak" style:display-name="Naslov 2 Znak" style:family="text" style:parent-style-name="Privzetapisavaodstavka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slov3Znak" style:display-name="Naslov 3 Znak" style:family="text" style:parent-style-name="Privzetapisavaodstavka">
      <style:text-properties style:font-name-asian="Times New Roman" style:font-name-complex="Times New Roman" fo:color="#0F4761" fo:font-size="14pt" style:font-size-asian="14pt" style:font-size-complex="14pt"/>
    </style:style>
    <style:style style:name="Naslov4Znak" style:display-name="Naslov 4 Znak" style:family="text" style:parent-style-name="Privzetapisavaodstavka">
      <style:text-properties style:font-name-asian="Times New Roman" style:font-name-complex="Times New Roman" fo:font-style="italic" style:font-style-asian="italic" style:font-style-complex="italic" fo:color="#0F4761"/>
    </style:style>
    <style:style style:name="Naslov5Znak" style:display-name="Naslov 5 Znak" style:family="text" style:parent-style-name="Privzetapisavaodstavka">
      <style:text-properties style:font-name-asian="Times New Roman" style:font-name-complex="Times New Roman" fo:color="#0F4761"/>
    </style:style>
    <style:style style:name="Naslov6Znak" style:display-name="Naslov 6 Znak" style:family="text" style:parent-style-name="Privzetapisavaodstavka">
      <style:text-properties style:font-name-asian="Times New Roman" style:font-name-complex="Times New Roman" fo:font-style="italic" style:font-style-asian="italic" style:font-style-complex="italic" fo:color="#595959"/>
    </style:style>
    <style:style style:name="Naslov7Znak" style:display-name="Naslov 7 Znak" style:family="text" style:parent-style-name="Privzetapisavaodstavka">
      <style:text-properties style:font-name-asian="Times New Roman" style:font-name-complex="Times New Roman" fo:color="#595959"/>
    </style:style>
    <style:style style:name="Naslov8Znak" style:display-name="Naslov 8 Znak" style:family="text" style:parent-style-name="Privzetapisavaodstavka">
      <style:text-properties style:font-name-asian="Times New Roman" style:font-name-complex="Times New Roman" fo:font-style="italic" style:font-style-asian="italic" style:font-style-complex="italic" fo:color="#272727"/>
    </style:style>
    <style:style style:name="Naslov9Znak" style:display-name="Naslov 9 Znak" style:family="text" style:parent-style-name="Privzetapisavaodstavka">
      <style:text-properties style:font-name-asian="Times New Roman" style:font-name-complex="Times New Roman" fo:color="#272727"/>
    </style:style>
    <style:style style:name="Naslov" style:display-name="Naslov" style:family="paragraph" style:parent-style-name="Navaden" style:next-style-name="Navaden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NaslovZnak" style:display-name="Naslov Znak" style:family="text" style:parent-style-name="Privzetapisavaodstavka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naslov" style:display-name="Podnaslov" style:family="paragraph" style:parent-style-name="Navaden" style:next-style-name="Navaden">
      <style:text-properties style:font-name-asian="Times New Roman" fo:color="#595959" fo:letter-spacing="0.0104in" fo:font-size="14pt" style:font-size-asian="14pt" style:font-size-complex="14pt" fo:hyphenate="false"/>
    </style:style>
    <style:style style:name="PodnaslovZnak" style:display-name="Podnaslov Znak" style:family="text" style:parent-style-name="Privzetapisavaodstavk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avaden" style:next-style-name="Navaden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Znak" style:display-name="Citat Znak" style:family="text" style:parent-style-name="Privzetapisavaodstavka">
      <style:text-properties fo:font-style="italic" style:font-style-asian="italic" style:font-style-complex="italic" fo:color="#404040"/>
    </style:style>
    <style:style style:name="Odstavekseznama" style:display-name="Odstavek seznama" style:family="paragraph" style:parent-style-name="Navaden">
      <style:paragraph-properties style:contextual-spacing="true" fo:margin-left="0.5in">
        <style:tab-stops/>
      </style:paragraph-properties>
      <style:text-properties fo:hyphenate="false"/>
    </style:style>
    <style:style style:name="Intenzivenpoudarek" style:display-name="Intenziven poudarek" style:family="text" style:parent-style-name="Privzetapisavaodstavka">
      <style:text-properties fo:font-style="italic" style:font-style-asian="italic" style:font-style-complex="italic" fo:color="#0F4761"/>
    </style:style>
    <style:style style:name="Intenzivencitat" style:display-name="Intenziven citat" style:family="paragraph" style:parent-style-name="Navaden" style:next-style-name="Navaden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zivencitatZnak" style:display-name="Intenziven citat Znak" style:family="text" style:parent-style-name="Privzetapisavaodstavka">
      <style:text-properties fo:font-style="italic" style:font-style-asian="italic" style:font-style-complex="italic" fo:color="#0F4761"/>
    </style:style>
    <style:style style:name="Intenzivensklic" style:display-name="Intenziven sklic" style:family="text" style:parent-style-name="Privzetapisavaodstavka">
      <style:text-properties fo:font-weight="bold" style:font-weight-asian="bold" style:font-weight-complex="bold" fo:font-variant="small-caps" fo:color="#0F4761" fo:letter-spacing="0.0034in"/>
    </style:style>
    <style:style style:name="Navadensplet" style:display-name="Navaden (splet)" style:family="paragraph" style:parent-style-name="Navaden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sl" style:country-asian="SI" fo:hyphenate="false"/>
    </style:style>
    <style:style style:name="Krepko" style:display-name="Krepko" style:family="text" style:parent-style-name="Privzetapisavaodstavka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Aptos" style:font-name-asian="Aptos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ušan Fugina</meta:initial-creator>
    <dc:creator>Dušan Fugina</dc:creator>
    <meta:creation-date>2026-04-11T09:28:00Z</meta:creation-date>
    <dc:date>2026-04-19T16:13:00Z</dc:date>
    <meta:template xlink:href="Normal.dotm" xlink:type="simple"/>
    <meta:editing-cycles>51</meta:editing-cycles>
    <meta:editing-duration>PT4680S</meta:editing-duration>
    <meta:document-statistic meta:page-count="1" meta:paragraph-count="1" meta:word-count="66" meta:character-count="443" meta:row-count="3" meta:non-whitespace-character-count="378"/>
  </office:meta>
</office:document-meta>
</file>